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svg:stroke-width="0.305cm" svg:stroke-color="#000000" draw:marker-start-width="0.66cm" draw:marker-end-width="0.66cm" draw:fill-color="#ffffff" fo:min-height="2.388cm" fo:padding-top="0.152cm" fo:padding-bottom="0.152cm" fo:padding-left="0.152cm" fo:padding-right="0.152cm"/>
      <style:paragraph-properties style:writing-mode="lr-tb"/>
    </style:style>
    <style:style style:name="pr2" style:family="presentation" style:parent-style-name="Default-subtitle">
      <style:graphic-properties draw:stroke="none" svg:stroke-width="0.305cm" svg:stroke-color="#000000" draw:marker-start-width="0.66cm" draw:marker-end-width="0.66cm" draw:fill-color="#ffffff" fo:min-height="9.094cm" fo:padding-top="0.152cm" fo:padding-bottom="0.152cm" fo:padding-left="0.152cm" fo:padding-right="0.1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56.2999992370605pt" fo:font-weight="normal" style:font-weight-asian="normal" style:font-weight-complex="normal"/>
    </style:style>
    <style:style style:name="P2" style:family="paragraph">
      <loext:graphic-properties draw:fill-color="#ffffff"/>
      <style:text-properties fo:font-size="56.2999992370605pt" fo:font-weight="normal" style:font-weight-asian="normal" style:font-weight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56.2999992370605pt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56.2999992370605pt" fo:font-weight="bold" style:font-weight-asian="bold" style:font-weight-complex="bold"/>
    </style:style>
    <style:style style:name="P6" style:family="paragraph">
      <style:paragraph-properties fo:text-align="center"/>
      <style:text-properties style:font-name="Liberation Mono1" fo:font-size="48pt" fo:font-weight="normal" style:font-size-asian="48pt" style:font-weight-asian="normal" style:font-size-complex="48pt" style:font-weight-complex="normal"/>
    </style:style>
    <style:style style:name="P7" style:family="paragraph">
      <loext:graphic-properties draw:fill-color="#ffffff"/>
      <style:paragraph-properties fo:text-align="center"/>
      <style:text-properties style:font-name="Liberation Mono1" fo:font-size="48pt" fo:font-weight="normal" style:font-size-asian="48pt" style:font-weight-asian="normal" style:font-size-complex="48pt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margin-left="0cm" fo:margin-right="0cm" fo:text-align="center" fo:text-indent="0cm"/>
      <style:text-properties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-color="#ffffff"/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13" style:family="paragraph">
      <style:paragraph-properties fo:text-align="center"/>
      <style:text-properties style:font-name="Liberation Mono1" fo:font-size="72pt" fo:font-weight="normal" style:font-size-asian="72pt" style:font-weight-asian="normal" style:font-size-complex="72pt" style:font-weight-complex="normal"/>
    </style:style>
    <style:style style:name="P14" style:family="paragraph">
      <loext:graphic-properties draw:fill-color="#ffffff"/>
      <style:paragraph-properties fo:text-align="center"/>
      <style:text-properties style:font-name="Liberation Mono1" fo:font-size="72pt" fo:font-weight="normal" style:font-size-asian="72pt" style:font-weight-asian="normal" style:font-size-complex="72pt" style:font-weight-complex="normal"/>
    </style:style>
    <style:style style:name="P15" style:family="paragraph">
      <style:paragraph-properties fo:margin-left="0cm" fo:margin-right="0cm" fo:text-align="center" fo:text-indent="0cm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text-align="center"/>
      <style:text-properties style:font-name="Liberation Mono1" fo:font-size="72pt" fo:font-weight="bold" style:font-size-asian="72pt" style:font-weight-asian="bold" style:font-size-complex="72pt" style:font-weight-complex="bold"/>
    </style:style>
    <style:style style:name="P18" style:family="paragraph">
      <loext:graphic-properties draw:fill-color="#ffffff"/>
      <style:paragraph-properties fo:text-align="center"/>
      <style:text-properties style:font-name="Liberation Mono1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1" fo:font-size="48pt" fo:font-weight="normal" style:font-size-asian="48pt" style:font-weight-asian="normal" style:font-size-complex="48pt" style:font-weight-complex="normal"/>
    </style:style>
    <style:style style:name="T4" style:family="text">
      <style:text-properties style:font-name="Liberation Mono1" fo:font-size="72pt" fo:font-weight="normal" style:font-size-asian="72pt" style:font-weight-asian="normal" style:font-size-complex="72pt" style:font-weight-complex="normal"/>
    </style:style>
    <style:style style:name="T5" style:family="text">
      <style:text-properties style:font-name="Liberation Mono1" fo:font-size="96pt" fo:font-weight="normal" style:font-size-asian="96pt" style:font-weight-asian="normal" style:font-size-complex="96pt" style:font-weight-complex="normal"/>
    </style:style>
    <style:style style:name="T6" style:family="text">
      <style:text-properties style:font-name="Liberation Mono1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5" draw:layer="layout" svg:width="19.018cm" svg:height="9.398cm" svg:x="0.991cm" svg:y="4.547cm">
          <draw:text-box>
            <text:p text:style-name="P4"><text:span text:style-name="T2">START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print(‘hello’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0" draw:layer="layout" svg:width="19.018cm" svg:height="9.398cm" svg:x="0.991cm" svg:y="4.547cm">
          <draw:text-box>
            <text:p text:style-name="P9"><text:span text:style-name="T4">“</text:span><text:span text:style-name="T4">hello”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“</text:span><text:span text:style-name="T3">hello”.upper(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0" draw:layer="layout" svg:width="19.018cm" svg:height="9.398cm" svg:x="0.991cm" svg:y="4.547cm">
          <draw:text-box>
            <text:p text:style-name="P9"><text:span text:style-name="T4">“</text:span><text:span text:style-name="T4">HELLO”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sum([1, 2, 3]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6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9 // 2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4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“</text:span><text:span text:style-name="T3">hello” + “ world”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6" draw:layer="layout" svg:width="19.018cm" svg:height="9.398cm" svg:x="0.991cm" svg:y="4.547cm">
          <draw:text-box>
            <text:p text:style-name="P15"><text:span text:style-name="T3">“</text:span><text:span text:style-name="T3">hello world”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“</text:span><text:span text:style-name="T4">hello”[1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‘</text:span><text:span text:style-name="T5">e’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8 % 3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2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True or Fals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True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“</text:span><text:span text:style-name="T4">hello”[-1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“</text:span><text:span text:style-name="T5">o”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7 + 7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14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“</text:span><text:span text:style-name="T3">hello”[1:3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“</text:span><text:span text:style-name="T5">el”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“</text:span><text:span text:style-name="T4">e” * 5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“</text:span><text:span text:style-name="T5">eeeee”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True and Fals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False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sum(range(5)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10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0 / 5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0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“</text:span><text:span text:style-name="T4">7” + “7”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“</text:span><text:span text:style-name="T5">77”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len(“hello world”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11</text:span></text:p>
          </draw:text-box>
        </draw:frame>
        <draw:frame presentation:style-name="pr2" draw:text-style-name="P7" draw:layer="layout" svg:width="19.018cm" svg:height="9.398cm" svg:x="0.991cm" svg:y="19.025cm">
          <draw:text-box>
            <text:p text:style-name="P6"><text:span text:style-name="T3">“</text:span><text:span text:style-name="T3">hello”[::-1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1" draw:text-style-name="P2" draw:layer="layout" svg:width="19.018cm" svg:height="2.692cm" svg:x="0.991cm" svg:y="15.571cm">
          <draw:text-box>
            <text:p text:style-name="P1"><text:span text:style-name="T1">Who has:</text:span></text:p>
          </draw:text-box>
        </draw:frame>
        <draw:frame presentation:style-name="pr2" draw:text-style-name="P12" draw:layer="layout" svg:width="19.018cm" svg:height="9.398cm" svg:x="0.991cm" svg:y="4.547cm">
          <draw:text-box>
            <text:p text:style-name="P11"><text:span text:style-name="T5">“</text:span><text:span text:style-name="T5">olleh”</text:span></text:p>
          </draw:text-box>
        </draw:frame>
        <draw:frame presentation:style-name="pr2" draw:text-style-name="P14" draw:layer="layout" svg:width="19.018cm" svg:height="9.398cm" svg:x="0.991cm" svg:y="19.025cm">
          <draw:text-box>
            <text:p text:style-name="P13"><text:span text:style-name="T4">5 / 0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19.018cm" svg:height="2.692cm" svg:x="0.991cm" svg:y="0.839cm" presentation:class="subtitle" presentation:user-transformed="true">
          <draw:text-box>
            <text:p text:style-name="P1"><text:span text:style-name="T1">I have:</text:span></text:p>
          </draw:text-box>
        </draw:frame>
        <draw:line draw:style-name="gr1" draw:text-style-name="P3" draw:layer="layout" svg:x1="0.991cm" svg:y1="14.961cm" svg:x2="20.009cm" svg:y2="14.961cm">
          <text:p/>
        </draw:line>
        <draw:frame presentation:style-name="pr2" draw:text-style-name="P16" draw:layer="layout" svg:width="19.018cm" svg:height="9.398cm" svg:x="0.991cm" svg:y="4.547cm">
          <draw:text-box>
            <text:p text:style-name="P15"><text:span text:style-name="T3">ZeroDivisionError</text:span></text:p>
          </draw:text-box>
        </draw:frame>
        <draw:frame presentation:style-name="pr2" draw:text-style-name="P18" draw:layer="layout" svg:width="19.018cm" svg:height="9.398cm" svg:x="0.883cm" svg:y="17.501cm">
          <draw:text-box>
            <text:p text:style-name="P17"><text:span text:style-name="T6">END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4cm" fo:margin-bottom="0cm" fo:text-indent="0cm"/>
      <style:text-properties fo:font-size="42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2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2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2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2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2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6cm" svg:x="1.941cm" svg:y="2.098cm" presentation:class="title" presentation:placeholder="true">
        <draw:text-box/>
      </draw:frame>
      <draw:frame presentation:style-name="Default-outline1" draw:layer="backgroundobjects" svg:width="17.116cm" svg:height="16.074cm" svg:x="1.941cm" svg:y="7.474cm" presentation:class="outline" presentation:placeholder="true">
        <draw:text-box/>
      </draw:frame>
      <draw:frame presentation:style-name="Mpr1" draw:text-style-name="MP2" draw:layer="backgroundobjects" svg:width="4.43cm" svg:height="1.91cm" svg:x="1.941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9cm" svg:height="1.91cm" svg:x="7.493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cm" svg:height="1.91cm" svg:x="14.624cm" svg:y="26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2T19:16:38.908112758</meta:creation-date>
    <dc:date>2024-05-12T22:12:59.098991370</dc:date>
    <meta:editing-duration>PT17M23S</meta:editing-duration>
    <meta:editing-cycles>3</meta:editing-cycles>
    <meta:generator>LibreOffice/6.4.7.2$Linux_X86_64 LibreOffice_project/40$Build-2</meta:generator>
    <meta:document-statistic meta:object-count="160"/>
  </office:meta>
</office:document-meta>
</file>